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ff"/>
    </style:style>
    <style:style style:name="P5" style:family="paragraph" style:parent-style-name="Standard">
      <style:paragraph-properties fo:text-align="center" style:justify-single-word="false"/>
      <style:text-properties fo:color="#0000ff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unds with 1, 3, and 5 partials</text:p>
      <text:p text:style-name="P3"/>
      <text:p text:style-name="P5">Connecting to CMP computers.</text:p>
      <text:p text:style-name="P4">In a terminal window enter: </text:p>
      <text:p text:style-name="Standard"><text:span text:style-name="T3"><text:tab/>ssh -Y </text:span><text:a xlink:type="simple" xlink:href="mailto:yourNetId@herbert.music.illinois.edu">yourNetId@herbert.music.illinois.edu</text:a><text:span text:style-name="T3"> <text:tab/>(herbert or any other computer name)</text:span></text:p>
      <text:p text:style-name="P4"><text:tab/>password</text:p>
      <text:p text:style-name="P4"><text:tab/>cd DISSCO</text:p>
      <text:p text:style-name="P4"><text:tab/>./lassie</text:p>
      <text:p text:style-name="Standard"/>
      <text:p text:style-name="P2">Using lassie, the Graphic User Interface (GUI)</text:p>
      <text:p text:style-name="Standard">Create a new project or open existing project if you want to continue</text:p>
      <text:p text:style-name="Standard"><text:tab/>in the Project Properties window enter 60 for Piece Duration (seconds)<text:tab/><text:tab/>OK</text:p>
      <text:p text:style-name="Standard"><text:tab/>in the folder Top click on <text:span text:style-name="T1">Top 0</text:span> enter the following:</text:p>
      <text:p text:style-name="Standard"><text:tab/><text:tab/>Number of Children to Create<text:tab/> 1</text:p>
      <text:p text:style-name="Standard"><text:tab/><text:tab/>Child Start Time<text:tab/><text:tab/><text:tab/> 0</text:p>
      <text:p text:style-name="Standard"><text:tab/><text:tab/>Child Type<text:tab/><text:tab/><text:tab/><text:tab/> 0</text:p>
      <text:p text:style-name="Standard"><text:tab/><text:tab/>Child Duration<text:tab/><text:tab/> <text:s text:c="9"/><text:tab/>20</text:p>
      <text:p text:style-name="Standard"><text:tab/><text:tab/>Max Child Duration<text:tab/><text:tab/><text:tab/>20</text:p>
      <text:p text:style-name="Standard">click on folder Bottom and </text:p>
      <text:p text:style-name="Standard"><text:tab/>Create New Object<text:tab/><text:tab/><text:tab/><text:tab/>sPartial<text:tab/></text:p>
      <text:p text:style-name="Standard"><text:tab/>in folder Bottom click on <text:span text:style-name="T1">sPartial</text:span> end enter the following:</text:p>
      <text:p text:style-name="Standard"><text:tab/><text:tab/>Number of Children to Create<text:tab/> 3</text:p>
      <text:p text:style-name="Standard"><text:tab/><text:tab/> Child Start Time - Insert Function - choose Select</text:p>
      <text:p text:style-name="Standard"><text:tab/><text:tab/><text:tab/>Add 3 New Nodes with values 0, 6, 13</text:p>
      <text:p text:style-name="Standard"><text:tab/><text:tab/><text:tab/>Choice Index - Insert Function - CURRENT_CHILD_NUM</text:p>
      <text:p text:style-name="Standard"><text:tab/><text:tab/>Child Type - Insert Function - choose Select</text:p>
      <text:p text:style-name="Standard"><text:tab/><text:tab/><text:tab/>Add 3 New Nodes with values 0, 1, 2</text:p>
      <text:p text:style-name="Standard"><text:tab/><text:tab/><text:tab/>Choice Index - Insert Function - CURRENT_CHILD_NUM</text:p>
      <text:p text:style-name="Standard"><text:tab/><text:tab/>Child Duration<text:tab/><text:tab/><text:tab/>5</text:p>
      <text:p text:style-name="Standard"><text:tab/><text:tab/>Max Child Duration<text:tab/><text:tab/><text:tab/>5</text:p>
      <text:p text:style-name="Standard">click on folder Spectrum and</text:p>
      <text:p text:style-name="Standard"><text:tab/>Create New Object<text:tab/><text:tab/><text:tab/><text:tab/>spec0</text:p>
      <text:p text:style-name="Standard"><text:tab/>Create New Object<text:tab/><text:tab/><text:tab/><text:tab/>spec1</text:p>
      <text:p text:style-name="Standard"><text:tab/>Create New Object<text:tab/><text:tab/><text:tab/><text:tab/>spec2</text:p>
      <text:p text:style-name="Standard"/>
      <text:p text:style-name="P1">Before continuing</text:p>
      <text:p text:style-name="Standard">click on Envelope Library (lower left corner)</text:p>
      <text:p text:style-name="Standard"><text:tab/>right click on the upper part of the screen -<text:tab/>Create New Envelope</text:p>
      <text:p text:style-name="Standard"><text:tab/>click on 1</text:p>
      <text:p text:style-name="Standard"><text:tab/><text:tab/>move both nodes from x=0,y=0 and x=1,y=0 to x=0, y=1 and x=1, y=1</text:p>
      <text:p text:style-name="Standard"><text:tab/>right click again on the upper part of the screen -<text:tab/>Create New Envelope</text:p>
      <text:p text:style-name="Standard"><text:tab/>click on 2</text:p>
      <text:p text:style-name="Standard"><text:tab/><text:tab/>right click on the blue line to create these nodes:</text:p>
      <text:p text:style-name="Standard"><text:tab/><text:tab/>x=0<text:tab/>y=0</text:p>
      <text:p text:style-name="Standard"><text:tab/><text:tab/>x=0.08<text:tab/>y=1</text:p>
      <text:p text:style-name="Standard"><text:tab/><text:tab/>x=0,15<text:tab/>y=0.86</text:p>
      <text:p text:style-name="Standard"><text:tab/><text:tab/>x=0.67 y=0.86</text:p>
      <text:p text:style-name="Standard"><text:tab/><text:tab/>x=1 <text:s text:c="2"/><text:tab/>y=0</text:p>
      <text:p text:style-name="P1"><text:soft-page-break/>Continue in folder Spectrum by clicking on <text:span text:style-name="T1">spec0</text:span></text:p>
      <text:p text:style-name="Standard"><text:span text:style-name="T1"><text:tab/><text:tab/></text:span><text:span text:style-name="T2">deviation<text:tab/><text:tab/>0</text:span></text:p>
      <text:p text:style-name="Standard"><text:span text:style-name="T2"><text:tab/><text:tab/>Partial 1 - Insert Function - choose EnvLib</text:span></text:p>
      <text:p text:style-name="Standard"><text:span text:style-name="T2"><text:tab/><text:tab/><text:tab/>Envelope Number<text:tab/><text:tab/>2</text:span></text:p>
      <text:p text:style-name="Standard"><text:span text:style-name="T2"><text:tab/><text:tab/><text:tab/>Scaling Factor<text:tab/><text:tab/><text:tab/>1</text:span></text:p>
      <text:p text:style-name="Standard"><text:span text:style-name="T2">click on </text:span><text:span text:style-name="T1">spec1</text:span></text:p>
      <text:p text:style-name="Standard"><text:tab/><text:tab/><text:span text:style-name="T2">deviation<text:tab/><text:tab/>0</text:span></text:p>
      <text:p text:style-name="Standard"><text:span text:style-name="T2"><text:tab/><text:tab/>Partial 1 - Insert Function - choose EnvLib</text:span></text:p>
      <text:p text:style-name="Standard"><text:span text:style-name="T2"><text:tab/><text:tab/><text:tab/>Envelope Number<text:tab/><text:tab/>2</text:span></text:p>
      <text:p text:style-name="Standard"><text:span text:style-name="T2"><text:tab/><text:tab/><text:tab/>Scaling Factor<text:tab/><text:tab/><text:tab/>1</text:span></text:p>
      <text:p text:style-name="Standard"><text:span text:style-name="T2"><text:tab/><text:tab/>Partial 2 - Insert Function - choose EnvLib</text:span></text:p>
      <text:p text:style-name="Standard"><text:span text:style-name="T2"><text:tab/><text:tab/><text:tab/>Envelope Number<text:tab/><text:tab/>2</text:span></text:p>
      <text:p text:style-name="Standard"><text:span text:style-name="T2"><text:tab/><text:tab/><text:tab/>Scaling Factor<text:tab/><text:tab/><text:tab/>0.6</text:span></text:p>
      <text:p text:style-name="Standard"><text:span text:style-name="T2"><text:tab/><text:tab/>Partial 3 - Insert Function - choose EnvLib</text:span></text:p>
      <text:p text:style-name="Standard"><text:span text:style-name="T2"><text:tab/><text:tab/><text:tab/>Envelope Number<text:tab/><text:tab/>2</text:span></text:p>
      <text:p text:style-name="Standard"><text:span text:style-name="T2"><text:tab/><text:tab/><text:tab/>Scaling Factor<text:tab/><text:tab/><text:tab/>0.4</text:span></text:p>
      <text:p text:style-name="Standard"><text:span text:style-name="T2">click on </text:span><text:span text:style-name="T1">spec2</text:span></text:p>
      <text:p text:style-name="Standard"><text:tab/><text:tab/><text:span text:style-name="T2">deviation<text:tab/><text:tab/>0</text:span></text:p>
      <text:p text:style-name="Standard"><text:span text:style-name="T2"><text:tab/><text:tab/>Partial 1 - Insert Function - choose EnvLib</text:span></text:p>
      <text:p text:style-name="Standard"><text:span text:style-name="T2"><text:tab/><text:tab/><text:tab/>Envelope Number<text:tab/><text:tab/>2</text:span></text:p>
      <text:p text:style-name="Standard"><text:span text:style-name="T2"><text:tab/><text:tab/><text:tab/>Scaling Factor<text:tab/><text:tab/><text:tab/>1</text:span></text:p>
      <text:p text:style-name="Standard"><text:span text:style-name="T2"><text:tab/><text:tab/>Partial 2 - Insert Function - choose EnvLib</text:span></text:p>
      <text:p text:style-name="Standard"><text:span text:style-name="T2"><text:tab/><text:tab/><text:tab/>Envelope Number<text:tab/><text:tab/>2</text:span></text:p>
      <text:p text:style-name="Standard"><text:span text:style-name="T2"><text:tab/><text:tab/><text:tab/>Scaling Factor<text:tab/><text:tab/><text:tab/>0.6</text:span></text:p>
      <text:p text:style-name="Standard"><text:span text:style-name="T2"><text:tab/><text:tab/>Partial 3 - Insert Function - choose EnvLib</text:span></text:p>
      <text:p text:style-name="Standard"><text:span text:style-name="T2"><text:tab/><text:tab/><text:tab/>Envelope Number<text:tab/><text:tab/>2</text:span></text:p>
      <text:p text:style-name="Standard"><text:span text:style-name="T2"><text:tab/><text:tab/><text:tab/>Scaling Factor<text:tab/><text:tab/><text:tab/>0.4</text:span></text:p>
      <text:p text:style-name="Standard"><text:span text:style-name="T2"><text:tab/><text:tab/>Partial 4 - Insert Function - choose EnvLib</text:span></text:p>
      <text:p text:style-name="Standard"><text:span text:style-name="T2"><text:tab/><text:tab/><text:tab/>Envelope Number<text:tab/><text:tab/>2</text:span></text:p>
      <text:p text:style-name="Standard"><text:span text:style-name="T2"><text:tab/><text:tab/><text:tab/>Scaling Factor<text:tab/><text:tab/><text:tab/>0.2</text:span></text:p>
      <text:p text:style-name="Standard"><text:span text:style-name="T2"><text:tab/><text:tab/>Partial 5 - Insert Function - choose EnvLib</text:span></text:p>
      <text:p text:style-name="Standard"><text:span text:style-name="T2"><text:tab/><text:tab/><text:tab/>Envelope Number<text:tab/><text:tab/>2</text:span></text:p>
      <text:p text:style-name="Standard"><text:span text:style-name="T2"><text:tab/><text:tab/><text:tab/>Scaling Factor<text:tab/><text:tab/><text:tab/>0.13</text:span></text:p>
      <text:p text:style-name="Standard"><text:span text:style-name="T2"/></text:p>
      <text:p text:style-name="P1">Click on <text:span text:style-name="T1">Bottom sPartial</text:span> to get back </text:p>
      <text:p text:style-name="Standard"><text:tab/>drag Spectrum spec0 to Number of Children in This Layer</text:p>
      <text:p text:style-name="Standard"><text:tab/>drag Spectrum spec1 to Number of Children in This Layer<text:tab/></text:p>
      <text:p text:style-name="Standard"><text:tab/>drag Spectrum spec2 to Number of Children in This Layer</text:p>
      <text:p text:style-name="Standard"><text:tab/><text:tab/>Frequency - Equal Tempered<text:tab/><text:tab/>57</text:p>
      <text:p text:style-name="Standard"><text:tab/><text:tab/>Loudness<text:tab/><text:tab/><text:tab/> <text:s text:c="9"/>250</text:p>
      <text:p text:style-name="Standard"><text:tab/><text:tab/>Spatialization - Insert Function <text:s text:c="6"/>SPA</text:p>
      <text:p text:style-name="Standard"><text:tab/><text:tab/><text:tab/>Envelope (fn)<text:tab/><text:tab/><text:tab/>1</text:p>
      <text:p text:style-name="Standard"><text:tab/><text:tab/><text:tab/>Scaling Factor<text:tab/><text:tab/><text:tab/>0.5<text:tab/><text:tab/>OK;<text:tab/>OK</text:p>
      <text:p text:style-name="Standard"><text:tab/><text:tab/>Reverberation -Insert Function - REV_Simple</text:p>
      <text:p text:style-name="Standard"><text:tab/><text:tab/><text:tab/>Room Size<text:tab/><text:tab/><text:tab/>0.5</text:p>
      <text:p text:style-name="Standard"/>
      <text:p text:style-name="P1">Back to Top 0</text:p>
      <text:p text:style-name="Standard"><text:tab/>drag Bottom sPartial to Number of Children in This Layer</text:p>
      <text:p text:style-name="Standard"/>
      <text:p text:style-name="P1"><text:soft-page-break/>click on Save the project</text:p>
      <text:p text:style-name="P1">click on Project - Synthesize</text:p>
      <text:p text:style-name="P1">enter Random Seed (numbers, letters, names, a combination).</text:p>
      <text:p text:style-name="Standard"/>
      <text:p text:style-name="P5">Listening to the audio file</text:p>
      <text:p text:style-name="P4"/>
      <text:p text:style-name="P4">In a new terminal window opened from the folder where you want to store the audio file on your computer:</text:p>
      <text:p text:style-name="Standard"><text:span text:style-name="T3"><text:tab/>sftp </text:span><text:a xlink:type="simple" xlink:href="mailto:yourNetId@herbert.music.illinois.edu">yourNetId@herbert.music.illinois.edu</text:a></text:p>
      <text:p text:style-name="P4"><text:tab/>password</text:p>
      <text:p text:style-name="P4"><text:tab/>cd yourProjectName/SoundFiles</text:p>
      <text:p text:style-name="P4"><text:tab/>get <text:s/>yourProjectName1.aiff</text:p>
      <text:p text:style-name="P4"/>
      <text:p text:style-name="P4"><text:tab/>bye</text:p>
      <text:p text:style-name="P4"/>
      <text:p text:style-name="P4"><text:tab/>also on your computer open Audacity, find <text:span text:style-name="T1">yourProjectName1.aiff</text:span><text:span text:style-name="T2"> <text:s/>and PLAY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ver Tipei</meta:initial-creator>
    <meta:creation-date>2018-02-07T20:41:01</meta:creation-date>
    <meta:document-statistic meta:table-count="0" meta:image-count="0" meta:object-count="0" meta:page-count="3" meta:paragraph-count="102" meta:word-count="551" meta:character-count="3399"/>
    <dc:date>2018-02-07T21:55:41</dc:date>
    <dc:creator>Sever Tipei</dc:creator>
    <meta:editing-duration>PT00H07M23S</meta:editing-duration>
    <meta:editing-cycles>1</meta:editing-cycles>
    <meta:generator>OpenOffice.org/3.2$Unix OpenOffice.org_project/320m12$Build-9483</meta:generator>
  </office:meta>
</office:document-meta>
</file>